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ext-properties style:text-position=""/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3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4" style:family="table-cell" style:parent-style-name="Default"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/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/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/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/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9:structure.B1048576 structure.A1:structure.B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  <calcext:conditional-format calcext:target-range-address="structure.A7:structure.B8">
            <calcext:condition calcext:apply-style-name="Set3_1" calcext:value="=1" calcext:base-cell-address="structure.A7"/>
            <calcext:condition calcext:apply-style-name="Set3_2" calcext:value="=2" calcext:base-cell-address="structure.A7"/>
            <calcext:condition calcext:apply-style-name="Set3_3" calcext:value="=3" calcext:base-cell-address="structure.A7"/>
            <calcext:condition calcext:apply-style-name="Set3_4" calcext:value="=4" calcext:base-cell-address="structure.A7"/>
            <calcext:condition calcext:apply-style-name="Set3_5" calcext:value="=5" calcext:base-cell-address="structure.A7"/>
            <calcext:condition calcext:apply-style-name="Set3_6" calcext:value="=6" calcext:base-cell-address="structure.A7"/>
            <calcext:condition calcext:apply-style-name="Set3_7" calcext:value="=7" calcext:base-cell-address="structure.A7"/>
            <calcext:condition calcext:apply-style-name="Set3_8" calcext:value="=8" calcext:base-cell-address="structure.A7"/>
            <calcext:condition calcext:apply-style-name="Set3_9" calcext:value="=9" calcext:base-cell-address="structure.A7"/>
            <calcext:condition calcext:apply-style-name="Set3_10" calcext:value="=10" calcext:base-cell-address="structure.A7"/>
            <calcext:condition calcext:apply-style-name="Set3_11" calcext:value="=11" calcext:base-cell-address="structure.A7"/>
            <calcext:condition calcext:apply-style-name="Set3_12" calcext:value="=12" calcext:base-cell-address="structure.A7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12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7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40"/>
        <table:table-column table:style-name="co1" table:default-cell-style-name="ce4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5" office:value-type="string" calcext:value-type="string">
            <text:p>milestone_3</text:p>
          </table:table-cell>
          <table:table-cell table:style-name="ce5" office:value-type="string" calcext:value-type="string">
            <text:p>milestone_4</text:p>
          </table:table-cell>
          <table:table-cell table:style-name="ce5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10" office:value-type="float" office:value="0.0499999999999999" calcext:value-type="float">
            <text:p>0.05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9" calcext:value-type="float">
            <text:p>0.9</text:p>
          </table:table-cell>
          <table:table-cell table:style-name="ce11" office:value-type="float" office:value="0.0999999999999999" calcext:value-type="float">
            <text:p>0.1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0.15" calcext:value-type="float">
            <text:p>0.15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11" office:value-type="float" office:value="0.2" calcext:value-type="float">
            <text:p>0.2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style-name="ce11" office:value-type="float" office:value="0.25" calcext:value-type="float">
            <text:p>0.25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7" calcext:value-type="float">
            <text:p>0.7</text:p>
          </table:table-cell>
          <table:table-cell table:style-name="ce11" office:value-type="float" office:value="0.3" calcext:value-type="float">
            <text:p>0.3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11" office:value-type="float" office:value="0.35" calcext:value-type="float">
            <text:p>0.35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0.6" calcext:value-type="float">
            <text:p>0.6</text:p>
          </table:table-cell>
          <table:table-cell table:style-name="ce11" office:value-type="float" office:value="0.4" calcext:value-type="float">
            <text:p>0.4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6"/>
          <table:table-cell table:style-name="ce21"/>
          <table:table-cell table:style-name="ce24"/>
          <table:table-cell table:style-name="ce28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0.5" calcext:value-type="float">
            <text:p>0.5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style-name="ce11"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style-name="ce11"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0.3" calcext:value-type="float">
            <text:p>0.3</text:p>
          </table:table-cell>
          <table:table-cell table:style-name="ce11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style-name="ce11"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1"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IF(MOD(ROW(); 2)=MOD(COLUMN();2); [.$Q22]*[.$Q22] + [.$Q22]*(1-[.$Q22])*[.R22]; [.$Q22]*(1-[.$Q22])*[.R22])" office:value-type="float" office:value="0" calcext:value-type="float">
            <text:p>0</text:p>
          </table:table-cell>
          <table:table-cell table:formula="of:=IF(MOD(ROW(); 2)=MOD(COLUMN();2); [.$Q22]*[.$Q22] + [.$Q22]*(1-[.$Q22])*[.S22]; [.$Q22]*(1-[.$Q22])*[.S22])" office:value-type="float" office:value="0" calcext:value-type="float">
            <text:p>0</text:p>
          </table:table-cell>
          <table:table-cell table:number-columns-repeated="8"/>
          <table:table-cell table:formula="of:=RAND()" office:value-type="float" office:value="0.0433794842869387" calcext:value-type="float">
            <text:p>0.0433794843</text:p>
          </table:table-cell>
          <table:table-cell table:formula="of:=RAND()" office:value-type="float" office:value="0.398087983896507" calcext:value-type="float">
            <text:p>0.39808798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22]/SUM([.$N22:.$O22])" office:value-type="float" office:value="0.0982620179589607" calcext:value-type="float">
            <text:p>0.098262018</text:p>
          </table:table-cell>
          <table:table-cell table:formula="of:=[.O22]/SUM([.$N22:.$O22])" office:value-type="float" office:value="0.901737982041039" calcext:value-type="float">
            <text:p>0.9017379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1-SUM([.D23:.F23])" office:value-type="float" office:value="0.95" calcext:value-type="float">
            <text:p>0.95</text:p>
          </table:table-cell>
          <table:table-cell table:formula="of:=IF(MOD(ROW(); 2)=MOD(COLUMN();2); [.$Q23]*[.$Q23] + [.$Q23]*(1-[.$Q23])*[.R23]; [.$Q23]*(1-[.$Q23])*[.R23])" office:value-type="float" office:value="0.0437997664446486" calcext:value-type="float">
            <text:p>0.0437997664</text:p>
          </table:table-cell>
          <table:table-cell table:formula="of:=IF(MOD(ROW(); 2)=MOD(COLUMN();2); [.$Q23]*[.$Q23] + [.$Q23]*(1-[.$Q23])*[.S23]; [.$Q23]*(1-[.$Q23])*[.S23])" office:value-type="float" office:value="0.00620023355535137" calcext:value-type="float">
            <text:p>0.006200233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682442206102278" calcext:value-type="float">
            <text:p>0.6824422061</text:p>
          </table:table-cell>
          <table:table-cell table:formula="of:=RAND()" office:value-type="float" office:value="0.0576531738770536" calcext:value-type="float">
            <text:p>0.0576531739</text:p>
          </table:table-cell>
          <table:table-cell/>
          <table:table-cell table:formula="of:=[.Q22]+0.05" office:value-type="float" office:value="0.05" calcext:value-type="float">
            <text:p>0.05</text:p>
          </table:table-cell>
          <table:table-cell table:formula="of:=[.N23]/SUM([.$N23:.$O23])" office:value-type="float" office:value="0.922100346203129" calcext:value-type="float">
            <text:p>0.9221003462</text:p>
          </table:table-cell>
          <table:table-cell table:formula="of:=[.O23]/SUM([.$N23:.$O23])" office:value-type="float" office:value="0.077899653796871" calcext:value-type="float">
            <text:p>0.07789965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1-SUM([.D24:.F24])" office:value-type="float" office:value="0.95" calcext:value-type="float">
            <text:p>0.95</text:p>
          </table:table-cell>
          <table:table-cell table:formula="of:=IF(MOD(ROW(); 2)=MOD(COLUMN();2); [.$Q24]*[.$Q24] + [.$Q24]*(1-[.$Q24])*[.R24]; [.$Q24]*(1-[.$Q24])*[.R24])" office:value-type="float" office:value="0.00986646523891164" calcext:value-type="float">
            <text:p>0.0098664652</text:p>
          </table:table-cell>
          <table:table-cell table:formula="of:=IF(MOD(ROW(); 2)=MOD(COLUMN();2); [.$Q24]*[.$Q24] + [.$Q24]*(1-[.$Q24])*[.S24]; [.$Q24]*(1-[.$Q24])*[.S24])" office:value-type="float" office:value="0.0401335347610884" calcext:value-type="float">
            <text:p>0.0401335348</text:p>
          </table:table-cell>
          <table:table-cell table:style-name="ce25"/>
          <table:table-cell/>
          <table:table-cell table:style-name="ce27"/>
          <table:table-cell table:number-columns-repeated="5"/>
          <table:table-cell table:formula="of:=RAND()" office:value-type="float" office:value="0.113915361187099" calcext:value-type="float">
            <text:p>0.1139153612</text:p>
          </table:table-cell>
          <table:table-cell table:formula="of:=RAND()" office:value-type="float" office:value="0.620626848800528" calcext:value-type="float">
            <text:p>0.6206268488</text:p>
          </table:table-cell>
          <table:table-cell/>
          <table:table-cell table:formula="of:=[.Q23]" office:value-type="float" office:value="0.05" calcext:value-type="float">
            <text:p>0.05</text:p>
          </table:table-cell>
          <table:table-cell table:formula="of:=[.N24]/SUM([.$N24:.$O24])" office:value-type="float" office:value="0.155083478713929" calcext:value-type="float">
            <text:p>0.1550834787</text:p>
          </table:table-cell>
          <table:table-cell table:formula="of:=[.O24]/SUM([.$N24:.$O24])" office:value-type="float" office:value="0.844916521286071" calcext:value-type="float">
            <text:p>0.84491652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3" table:formula="of:=1-SUM([.D25:.F25])" office:value-type="float" office:value="0.9" calcext:value-type="float">
            <text:p>0.9</text:p>
          </table:table-cell>
          <table:table-cell table:formula="of:=IF(MOD(ROW(); 2)=MOD(COLUMN();2); [.$Q25]*[.$Q25] + [.$Q25]*(1-[.$Q25])*[.R25]; [.$Q25]*(1-[.$Q25])*[.R25])" office:value-type="float" office:value="0.0323243679314131" calcext:value-type="float">
            <text:p>0.0323243679</text:p>
          </table:table-cell>
          <table:table-cell table:formula="of:=IF(MOD(ROW(); 2)=MOD(COLUMN();2); [.$Q25]*[.$Q25] + [.$Q25]*(1-[.$Q25])*[.S25]; [.$Q25]*(1-[.$Q25])*[.S25])" office:value-type="float" office:value="0.0676756320685869" calcext:value-type="float">
            <text:p>0.0676756321</text:p>
          </table:table-cell>
          <table:table-cell table:style-name="ce25"/>
          <table:table-cell/>
          <table:table-cell table:style-name="ce27"/>
          <table:table-cell table:number-columns-repeated="5"/>
          <table:table-cell table:formula="of:=RAND()" office:value-type="float" office:value="0.185260685778557" calcext:value-type="float">
            <text:p>0.1852606858</text:p>
          </table:table-cell>
          <table:table-cell table:formula="of:=RAND()" office:value-type="float" office:value="0.330556414046827" calcext:value-type="float">
            <text:p>0.330556414</text:p>
          </table:table-cell>
          <table:table-cell/>
          <table:table-cell table:formula="of:=[.Q24]+0.05" office:value-type="float" office:value="0.1" calcext:value-type="float">
            <text:p>0.1</text:p>
          </table:table-cell>
          <table:table-cell table:formula="of:=[.N25]/SUM([.$N25:.$O25])" office:value-type="float" office:value="0.359159643682368" calcext:value-type="float">
            <text:p>0.3591596437</text:p>
          </table:table-cell>
          <table:table-cell table:formula="of:=[.O25]/SUM([.$N25:.$O25])" office:value-type="float" office:value="0.640840356317632" calcext:value-type="float">
            <text:p>0.6408403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3" table:formula="of:=1-SUM([.D26:.F26])" office:value-type="float" office:value="0.9" calcext:value-type="float">
            <text:p>0.9</text:p>
          </table:table-cell>
          <table:table-cell table:formula="of:=IF(MOD(ROW(); 2)=MOD(COLUMN();2); [.$Q26]*[.$Q26] + [.$Q26]*(1-[.$Q26])*[.R26]; [.$Q26]*(1-[.$Q26])*[.R26])" office:value-type="float" office:value="0.0496566620787771" calcext:value-type="float">
            <text:p>0.0496566621</text:p>
          </table:table-cell>
          <table:table-cell table:formula="of:=IF(MOD(ROW(); 2)=MOD(COLUMN();2); [.$Q26]*[.$Q26] + [.$Q26]*(1-[.$Q26])*[.S26]; [.$Q26]*(1-[.$Q26])*[.S26])" office:value-type="float" office:value="0.0503433379212229" calcext:value-type="float">
            <text:p>0.0503433379</text:p>
          </table:table-cell>
          <table:table-cell table:style-name="ce25"/>
          <table:table-cell/>
          <table:table-cell table:style-name="ce27"/>
          <table:table-cell table:number-columns-repeated="5"/>
          <table:table-cell table:formula="of:=RAND()" office:value-type="float" office:value="0.696351134178568" calcext:value-type="float">
            <text:p>0.6963511342</text:p>
          </table:table-cell>
          <table:table-cell table:formula="of:=RAND()" office:value-type="float" office:value="0.88400381227596" calcext:value-type="float">
            <text:p>0.8840038123</text:p>
          </table:table-cell>
          <table:table-cell/>
          <table:table-cell table:formula="of:=[.Q25]" office:value-type="float" office:value="0.1" calcext:value-type="float">
            <text:p>0.1</text:p>
          </table:table-cell>
          <table:table-cell table:formula="of:=[.N26]/SUM([.$N26:.$O26])" office:value-type="float" office:value="0.440629578653079" calcext:value-type="float">
            <text:p>0.4406295787</text:p>
          </table:table-cell>
          <table:table-cell table:formula="of:=[.O26]/SUM([.$N26:.$O26])" office:value-type="float" office:value="0.559370421346921" calcext:value-type="float">
            <text:p>0.55937042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3" table:formula="of:=1-SUM([.D27:.F27])" office:value-type="float" office:value="0.85" calcext:value-type="float">
            <text:p>0.85</text:p>
          </table:table-cell>
          <table:table-cell table:formula="of:=IF(MOD(ROW(); 2)=MOD(COLUMN();2); [.$Q27]*[.$Q27] + [.$Q27]*(1-[.$Q27])*[.R27]; [.$Q27]*(1-[.$Q27])*[.R27])" office:value-type="float" office:value="0.0253756608221174" calcext:value-type="float">
            <text:p>0.0253756608</text:p>
          </table:table-cell>
          <table:table-cell table:formula="of:=IF(MOD(ROW(); 2)=MOD(COLUMN();2); [.$Q27]*[.$Q27] + [.$Q27]*(1-[.$Q27])*[.S27]; [.$Q27]*(1-[.$Q27])*[.S27])" office:value-type="float" office:value="0.124624339177883" calcext:value-type="float">
            <text:p>0.1246243392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166034204494841" calcext:value-type="float">
            <text:p>0.1660342045</text:p>
          </table:table-cell>
          <table:table-cell table:formula="of:=RAND()" office:value-type="float" office:value="0.668204604948931" calcext:value-type="float">
            <text:p>0.6682046049</text:p>
          </table:table-cell>
          <table:table-cell/>
          <table:table-cell table:formula="of:=[.Q26]+0.05" office:value-type="float" office:value="0.15" calcext:value-type="float">
            <text:p>0.15</text:p>
          </table:table-cell>
          <table:table-cell table:formula="of:=[.N27]/SUM([.$N27:.$O27])" office:value-type="float" office:value="0.199024790761705" calcext:value-type="float">
            <text:p>0.1990247908</text:p>
          </table:table-cell>
          <table:table-cell table:formula="of:=[.O27]/SUM([.$N27:.$O27])" office:value-type="float" office:value="0.800975209238295" calcext:value-type="float">
            <text:p>0.80097520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3" table:formula="of:=1-SUM([.D28:.F28])" office:value-type="float" office:value="0.85" calcext:value-type="float">
            <text:p>0.85</text:p>
          </table:table-cell>
          <table:table-cell table:formula="of:=IF(MOD(ROW(); 2)=MOD(COLUMN();2); [.$Q28]*[.$Q28] + [.$Q28]*(1-[.$Q28])*[.R28]; [.$Q28]*(1-[.$Q28])*[.R28])" office:value-type="float" office:value="0.0570075240170517" calcext:value-type="float">
            <text:p>0.057007524</text:p>
          </table:table-cell>
          <table:table-cell table:formula="of:=IF(MOD(ROW(); 2)=MOD(COLUMN();2); [.$Q28]*[.$Q28] + [.$Q28]*(1-[.$Q28])*[.S28]; [.$Q28]*(1-[.$Q28])*[.S28])" office:value-type="float" office:value="0.0929924759829484" calcext:value-type="float">
            <text:p>0.09299247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258274974832979" calcext:value-type="float">
            <text:p>0.2582749748</text:p>
          </table:table-cell>
          <table:table-cell table:formula="of:=RAND()" office:value-type="float" office:value="0.696011379497535" calcext:value-type="float">
            <text:p>0.6960113795</text:p>
          </table:table-cell>
          <table:table-cell/>
          <table:table-cell table:formula="of:=[.Q27]" office:value-type="float" office:value="0.15" calcext:value-type="float">
            <text:p>0.15</text:p>
          </table:table-cell>
          <table:table-cell table:formula="of:=[.N28]/SUM([.$N28:.$O28])" office:value-type="float" office:value="0.270647247192562" calcext:value-type="float">
            <text:p>0.2706472472</text:p>
          </table:table-cell>
          <table:table-cell table:formula="of:=[.O28]/SUM([.$N28:.$O28])" office:value-type="float" office:value="0.729352752807438" calcext:value-type="float">
            <text:p>0.7293527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3" table:formula="of:=1-SUM([.D29:.F29])" office:value-type="float" office:value="0.8" calcext:value-type="float">
            <text:p>0.8</text:p>
          </table:table-cell>
          <table:table-cell table:formula="of:=IF(MOD(ROW(); 2)=MOD(COLUMN();2); [.$Q29]*[.$Q29] + [.$Q29]*(1-[.$Q29])*[.R29]; [.$Q29]*(1-[.$Q29])*[.R29])" office:value-type="float" office:value="0.0830423191243244" calcext:value-type="float">
            <text:p>0.0830423191</text:p>
          </table:table-cell>
          <table:table-cell table:formula="of:=IF(MOD(ROW(); 2)=MOD(COLUMN();2); [.$Q29]*[.$Q29] + [.$Q29]*(1-[.$Q29])*[.S29]; [.$Q29]*(1-[.$Q29])*[.S29])" office:value-type="float" office:value="0.116957680875676" calcext:value-type="float">
            <text:p>0.1169576809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832100168316242" calcext:value-type="float">
            <text:p>0.8321001683</text:p>
          </table:table-cell>
          <table:table-cell table:formula="of:=RAND()" office:value-type="float" office:value="0.771130911144315" calcext:value-type="float">
            <text:p>0.7711309111</text:p>
          </table:table-cell>
          <table:table-cell/>
          <table:table-cell table:formula="of:=[.Q28]+0.05" office:value-type="float" office:value="0.2" calcext:value-type="float">
            <text:p>0.2</text:p>
          </table:table-cell>
          <table:table-cell table:formula="of:=[.N29]/SUM([.$N29:.$O29])" office:value-type="float" office:value="0.519014494527028" calcext:value-type="float">
            <text:p>0.5190144945</text:p>
          </table:table-cell>
          <table:table-cell table:formula="of:=[.O29]/SUM([.$N29:.$O29])" office:value-type="float" office:value="0.480985505472972" calcext:value-type="float">
            <text:p>0.4809855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3" table:formula="of:=1-SUM([.D30:.F30])" office:value-type="float" office:value="0.8" calcext:value-type="float">
            <text:p>0.8</text:p>
          </table:table-cell>
          <table:table-cell table:formula="of:=IF(MOD(ROW(); 2)=MOD(COLUMN();2); [.$Q30]*[.$Q30] + [.$Q30]*(1-[.$Q30])*[.R30]; [.$Q30]*(1-[.$Q30])*[.R30])" office:value-type="float" office:value="0.107409108185612" calcext:value-type="float">
            <text:p>0.1074091082</text:p>
          </table:table-cell>
          <table:table-cell table:formula="of:=IF(MOD(ROW(); 2)=MOD(COLUMN();2); [.$Q30]*[.$Q30] + [.$Q30]*(1-[.$Q30])*[.S30]; [.$Q30]*(1-[.$Q30])*[.S30])" office:value-type="float" office:value="0.0925908918143878" calcext:value-type="float">
            <text:p>0.0925908918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20861762898361" calcext:value-type="float">
            <text:p>0.5208617629</text:p>
          </table:table-cell>
          <table:table-cell table:formula="of:=RAND()" office:value-type="float" office:value="0.715438261042994" calcext:value-type="float">
            <text:p>0.715438261</text:p>
          </table:table-cell>
          <table:table-cell/>
          <table:table-cell table:formula="of:=[.Q29]" office:value-type="float" office:value="0.2" calcext:value-type="float">
            <text:p>0.2</text:p>
          </table:table-cell>
          <table:table-cell table:formula="of:=[.N30]/SUM([.$N30:.$O30])" office:value-type="float" office:value="0.421306926160076" calcext:value-type="float">
            <text:p>0.4213069262</text:p>
          </table:table-cell>
          <table:table-cell table:formula="of:=[.O30]/SUM([.$N30:.$O30])" office:value-type="float" office:value="0.578693073839924" calcext:value-type="float">
            <text:p>0.57869307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3" table:formula="of:=1-SUM([.D31:.F31])" office:value-type="float" office:value="0.75" calcext:value-type="float">
            <text:p>0.75</text:p>
          </table:table-cell>
          <table:table-cell table:formula="of:=IF(MOD(ROW(); 2)=MOD(COLUMN();2); [.$Q31]*[.$Q31] + [.$Q31]*(1-[.$Q31])*[.R31]; [.$Q31]*(1-[.$Q31])*[.R31])" office:value-type="float" office:value="0.121655910267584" calcext:value-type="float">
            <text:p>0.1216559103</text:p>
          </table:table-cell>
          <table:table-cell table:formula="of:=IF(MOD(ROW(); 2)=MOD(COLUMN();2); [.$Q31]*[.$Q31] + [.$Q31]*(1-[.$Q31])*[.S31]; [.$Q31]*(1-[.$Q31])*[.S31])" office:value-type="float" office:value="0.128344089732416" calcext:value-type="float">
            <text:p>0.1283440897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53287165272636" calcext:value-type="float">
            <text:p>0.5532871653</text:p>
          </table:table-cell>
          <table:table-cell table:formula="of:=RAND()" office:value-type="float" office:value="0.299456801382489" calcext:value-type="float">
            <text:p>0.2994568014</text:p>
          </table:table-cell>
          <table:table-cell/>
          <table:table-cell table:formula="of:=[.Q30]+0.05" office:value-type="float" office:value="0.25" calcext:value-type="float">
            <text:p>0.25</text:p>
          </table:table-cell>
          <table:table-cell table:formula="of:=[.N31]/SUM([.$N31:.$O31])" office:value-type="float" office:value="0.648831521427113" calcext:value-type="float">
            <text:p>0.6488315214</text:p>
          </table:table-cell>
          <table:table-cell table:formula="of:=[.O31]/SUM([.$N31:.$O31])" office:value-type="float" office:value="0.351168478572887" calcext:value-type="float">
            <text:p>0.3511684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3" table:formula="of:=1-SUM([.D32:.F32])" office:value-type="float" office:value="0.75" calcext:value-type="float">
            <text:p>0.75</text:p>
          </table:table-cell>
          <table:table-cell table:formula="of:=IF(MOD(ROW(); 2)=MOD(COLUMN();2); [.$Q32]*[.$Q32] + [.$Q32]*(1-[.$Q32])*[.R32]; [.$Q32]*(1-[.$Q32])*[.R32])" office:value-type="float" office:value="0.169877724460085" calcext:value-type="float">
            <text:p>0.1698777245</text:p>
          </table:table-cell>
          <table:table-cell table:formula="of:=IF(MOD(ROW(); 2)=MOD(COLUMN();2); [.$Q32]*[.$Q32] + [.$Q32]*(1-[.$Q32])*[.S32]; [.$Q32]*(1-[.$Q32])*[.S32])" office:value-type="float" office:value="0.0801222755399154" calcext:value-type="float">
            <text:p>0.0801222755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423314649337757" calcext:value-type="float">
            <text:p>0.4233146493</text:p>
          </table:table-cell>
          <table:table-cell table:formula="of:=RAND()" office:value-type="float" office:value="0.315865633629909" calcext:value-type="float">
            <text:p>0.3158656336</text:p>
          </table:table-cell>
          <table:table-cell/>
          <table:table-cell table:formula="of:=[.Q31]" office:value-type="float" office:value="0.25" calcext:value-type="float">
            <text:p>0.25</text:p>
          </table:table-cell>
          <table:table-cell table:formula="of:=[.N32]/SUM([.$N32:.$O32])" office:value-type="float" office:value="0.572681197120451" calcext:value-type="float">
            <text:p>0.5726811971</text:p>
          </table:table-cell>
          <table:table-cell table:formula="of:=[.O32]/SUM([.$N32:.$O32])" office:value-type="float" office:value="0.427318802879549" calcext:value-type="float">
            <text:p>0.4273188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3" table:formula="of:=1-SUM([.D33:.F33])" office:value-type="float" office:value="0.7" calcext:value-type="float">
            <text:p>0.7</text:p>
          </table:table-cell>
          <table:table-cell table:formula="of:=IF(MOD(ROW(); 2)=MOD(COLUMN();2); [.$Q33]*[.$Q33] + [.$Q33]*(1-[.$Q33])*[.R33]; [.$Q33]*(1-[.$Q33])*[.R33])" office:value-type="float" office:value="0.113644382585349" calcext:value-type="float">
            <text:p>0.1136443826</text:p>
          </table:table-cell>
          <table:table-cell table:formula="of:=IF(MOD(ROW(); 2)=MOD(COLUMN();2); [.$Q33]*[.$Q33] + [.$Q33]*(1-[.$Q33])*[.S33]; [.$Q33]*(1-[.$Q33])*[.S33])" office:value-type="float" office:value="0.186355617414651" calcext:value-type="float">
            <text:p>0.1863556174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730449307954603" calcext:value-type="float">
            <text:p>0.730449308</text:p>
          </table:table-cell>
          <table:table-cell table:formula="of:=RAND()" office:value-type="float" office:value="0.61932576390401" calcext:value-type="float">
            <text:p>0.6193257639</text:p>
          </table:table-cell>
          <table:table-cell/>
          <table:table-cell table:formula="of:=[.Q32]+0.05" office:value-type="float" office:value="0.3" calcext:value-type="float">
            <text:p>0.3</text:p>
          </table:table-cell>
          <table:table-cell table:formula="of:=[.N33]/SUM([.$N33:.$O33])" office:value-type="float" office:value="0.541163726596898" calcext:value-type="float">
            <text:p>0.5411637266</text:p>
          </table:table-cell>
          <table:table-cell table:formula="of:=[.O33]/SUM([.$N33:.$O33])" office:value-type="float" office:value="0.458836273403102" calcext:value-type="float">
            <text:p>0.45883627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3" table:formula="of:=1-SUM([.D34:.F34])" office:value-type="float" office:value="0.7" calcext:value-type="float">
            <text:p>0.7</text:p>
          </table:table-cell>
          <table:table-cell table:formula="of:=IF(MOD(ROW(); 2)=MOD(COLUMN();2); [.$Q34]*[.$Q34] + [.$Q34]*(1-[.$Q34])*[.R34]; [.$Q34]*(1-[.$Q34])*[.R34])" office:value-type="float" office:value="0.10484971138012" calcext:value-type="float">
            <text:p>0.1048497114</text:p>
          </table:table-cell>
          <table:table-cell table:formula="of:=IF(MOD(ROW(); 2)=MOD(COLUMN();2); [.$Q34]*[.$Q34] + [.$Q34]*(1-[.$Q34])*[.S34]; [.$Q34]*(1-[.$Q34])*[.S34])" office:value-type="float" office:value="0.19515028861988" calcext:value-type="float">
            <text:p>0.195150288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0170131102130115" calcext:value-type="float">
            <text:p>0.0170131102</text:p>
          </table:table-cell>
          <table:table-cell table:formula="of:=RAND()" office:value-type="float" office:value="0.223581003253422" calcext:value-type="float">
            <text:p>0.2235810033</text:p>
          </table:table-cell>
          <table:table-cell/>
          <table:table-cell table:formula="of:=[.Q33]" office:value-type="float" office:value="0.3" calcext:value-type="float">
            <text:p>0.3</text:p>
          </table:table-cell>
          <table:table-cell table:formula="of:=[.N34]/SUM([.$N34:.$O34])" office:value-type="float" office:value="0.0707129113339053" calcext:value-type="float">
            <text:p>0.0707129113</text:p>
          </table:table-cell>
          <table:table-cell table:formula="of:=[.O34]/SUM([.$N34:.$O34])" office:value-type="float" office:value="0.929287088666095" calcext:value-type="float">
            <text:p>0.92928708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3" table:formula="of:=1-SUM([.D35:.F35])" office:value-type="float" office:value="0.65" calcext:value-type="float">
            <text:p>0.65</text:p>
          </table:table-cell>
          <table:table-cell table:formula="of:=IF(MOD(ROW(); 2)=MOD(COLUMN();2); [.$Q35]*[.$Q35] + [.$Q35]*(1-[.$Q35])*[.R35]; [.$Q35]*(1-[.$Q35])*[.R35])" office:value-type="float" office:value="0.150425137781641" calcext:value-type="float">
            <text:p>0.1504251378</text:p>
          </table:table-cell>
          <table:table-cell table:formula="of:=IF(MOD(ROW(); 2)=MOD(COLUMN();2); [.$Q35]*[.$Q35] + [.$Q35]*(1-[.$Q35])*[.S35]; [.$Q35]*(1-[.$Q35])*[.S35])" office:value-type="float" office:value="0.199574862218359" calcext:value-type="float">
            <text:p>0.1995748622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21975710288957" calcext:value-type="float">
            <text:p>0.5219757103</text:p>
          </table:table-cell>
          <table:table-cell table:formula="of:=RAND()" office:value-type="float" office:value="0.267450018960606" calcext:value-type="float">
            <text:p>0.267450019</text:p>
          </table:table-cell>
          <table:table-cell/>
          <table:table-cell table:formula="of:=[.Q34]+0.05" office:value-type="float" office:value="0.35" calcext:value-type="float">
            <text:p>0.35</text:p>
          </table:table-cell>
          <table:table-cell table:formula="of:=[.N35]/SUM([.$N35:.$O35])" office:value-type="float" office:value="0.661209396842377" calcext:value-type="float">
            <text:p>0.6612093968</text:p>
          </table:table-cell>
          <table:table-cell table:formula="of:=[.O35]/SUM([.$N35:.$O35])" office:value-type="float" office:value="0.338790603157623" calcext:value-type="float">
            <text:p>0.33879060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3" table:formula="of:=1-SUM([.D36:.F36])" office:value-type="float" office:value="0.65" calcext:value-type="float">
            <text:p>0.65</text:p>
          </table:table-cell>
          <table:table-cell table:formula="of:=IF(MOD(ROW(); 2)=MOD(COLUMN();2); [.$Q36]*[.$Q36] + [.$Q36]*(1-[.$Q36])*[.R36]; [.$Q36]*(1-[.$Q36])*[.R36])" office:value-type="float" office:value="0.311396944128136" calcext:value-type="float">
            <text:p>0.3113969441</text:p>
          </table:table-cell>
          <table:table-cell table:formula="of:=IF(MOD(ROW(); 2)=MOD(COLUMN();2); [.$Q36]*[.$Q36] + [.$Q36]*(1-[.$Q36])*[.S36]; [.$Q36]*(1-[.$Q36])*[.S36])" office:value-type="float" office:value="0.0386030558718644" calcext:value-type="float">
            <text:p>0.0386030559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991904335062492" calcext:value-type="float">
            <text:p>0.9919043351</text:p>
          </table:table-cell>
          <table:table-cell table:formula="of:=RAND()" office:value-type="float" office:value="0.202705970934014" calcext:value-type="float">
            <text:p>0.2027059709</text:p>
          </table:table-cell>
          <table:table-cell/>
          <table:table-cell table:formula="of:=[.Q35]" office:value-type="float" office:value="0.35" calcext:value-type="float">
            <text:p>0.35</text:p>
          </table:table-cell>
          <table:table-cell table:formula="of:=[.N36]/SUM([.$N36:.$O36])" office:value-type="float" office:value="0.830316237925871" calcext:value-type="float">
            <text:p>0.8303162379</text:p>
          </table:table-cell>
          <table:table-cell table:formula="of:=[.O36]/SUM([.$N36:.$O36])" office:value-type="float" office:value="0.169683762074129" calcext:value-type="float">
            <text:p>0.16968376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3" table:formula="of:=1-SUM([.D37:.F37])" office:value-type="float" office:value="0.6" calcext:value-type="float">
            <text:p>0.6</text:p>
          </table:table-cell>
          <table:table-cell table:formula="of:=IF(MOD(ROW(); 2)=MOD(COLUMN();2); [.$Q37]*[.$Q37] + [.$Q37]*(1-[.$Q37])*[.R37]; [.$Q37]*(1-[.$Q37])*[.R37])" office:value-type="float" office:value="0.179426340699703" calcext:value-type="float">
            <text:p>0.1794263407</text:p>
          </table:table-cell>
          <table:table-cell table:formula="of:=IF(MOD(ROW(); 2)=MOD(COLUMN();2); [.$Q37]*[.$Q37] + [.$Q37]*(1-[.$Q37])*[.S37]; [.$Q37]*(1-[.$Q37])*[.S37])" office:value-type="float" office:value="0.220573659300297" calcext:value-type="float">
            <text:p>0.2205736593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87862122056178" calcext:value-type="float">
            <text:p>0.5878621221</text:p>
          </table:table-cell>
          <table:table-cell table:formula="of:=RAND()" office:value-type="float" office:value="0.198460046379576" calcext:value-type="float">
            <text:p>0.1984600464</text:p>
          </table:table-cell>
          <table:table-cell/>
          <table:table-cell table:formula="of:=[.Q36]+0.05" office:value-type="float" office:value="0.4" calcext:value-type="float">
            <text:p>0.4</text:p>
          </table:table-cell>
          <table:table-cell table:formula="of:=[.N37]/SUM([.$N37:.$O37])" office:value-type="float" office:value="0.747609752915428" calcext:value-type="float">
            <text:p>0.7476097529</text:p>
          </table:table-cell>
          <table:table-cell table:formula="of:=[.O37]/SUM([.$N37:.$O37])" office:value-type="float" office:value="0.252390247084572" calcext:value-type="float">
            <text:p>0.25239024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3" table:formula="of:=1-SUM([.D38:.F38])" office:value-type="float" office:value="0.6" calcext:value-type="float">
            <text:p>0.6</text:p>
          </table:table-cell>
          <table:table-cell table:formula="of:=IF(MOD(ROW(); 2)=MOD(COLUMN();2); [.$Q38]*[.$Q38] + [.$Q38]*(1-[.$Q38])*[.R38]; [.$Q38]*(1-[.$Q38])*[.R38])" office:value-type="float" office:value="0.267325776245349" calcext:value-type="float">
            <text:p>0.2673257762</text:p>
          </table:table-cell>
          <table:table-cell table:formula="of:=IF(MOD(ROW(); 2)=MOD(COLUMN();2); [.$Q38]*[.$Q38] + [.$Q38]*(1-[.$Q38])*[.S38]; [.$Q38]*(1-[.$Q38])*[.S38])" office:value-type="float" office:value="0.132674223754651" calcext:value-type="float">
            <text:p>0.1326742238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274430924730265" calcext:value-type="float">
            <text:p>0.2744309247</text:p>
          </table:table-cell>
          <table:table-cell table:formula="of:=RAND()" office:value-type="float" office:value="0.339246648723275" calcext:value-type="float">
            <text:p>0.3392466487</text:p>
          </table:table-cell>
          <table:table-cell/>
          <table:table-cell table:formula="of:=[.Q37]" office:value-type="float" office:value="0.4" calcext:value-type="float">
            <text:p>0.4</text:p>
          </table:table-cell>
          <table:table-cell table:formula="of:=[.N38]/SUM([.$N38:.$O38])" office:value-type="float" office:value="0.447190734355622" calcext:value-type="float">
            <text:p>0.4471907344</text:p>
          </table:table-cell>
          <table:table-cell table:formula="of:=[.O38]/SUM([.$N38:.$O38])" office:value-type="float" office:value="0.552809265644378" calcext:value-type="float">
            <text:p>0.55280926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3" table:formula="of:=1-SUM([.D39:.F39])" office:value-type="float" office:value="0.55" calcext:value-type="float">
            <text:p>0.55</text:p>
          </table:table-cell>
          <table:table-cell table:formula="of:=IF(MOD(ROW(); 2)=MOD(COLUMN();2); [.$Q39]*[.$Q39] + [.$Q39]*(1-[.$Q39])*[.R39]; [.$Q39]*(1-[.$Q39])*[.R39])" office:value-type="float" office:value="0.0961017302429721" calcext:value-type="float">
            <text:p>0.0961017302</text:p>
          </table:table-cell>
          <table:table-cell table:formula="of:=IF(MOD(ROW(); 2)=MOD(COLUMN();2); [.$Q39]*[.$Q39] + [.$Q39]*(1-[.$Q39])*[.S39]; [.$Q39]*(1-[.$Q39])*[.S39])" office:value-type="float" office:value="0.353898269757028" calcext:value-type="float">
            <text:p>0.3538982698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631366215398982" calcext:value-type="float">
            <text:p>0.6313662154</text:p>
          </table:table-cell>
          <table:table-cell table:formula="of:=RAND()" office:value-type="float" office:value="0.994651733665733" calcext:value-type="float">
            <text:p>0.9946517337</text:p>
          </table:table-cell>
          <table:table-cell/>
          <table:table-cell table:formula="of:=[.Q38]+0.05" office:value-type="float" office:value="0.45" calcext:value-type="float">
            <text:p>0.45</text:p>
          </table:table-cell>
          <table:table-cell table:formula="of:=[.N39]/SUM([.$N39:.$O39])" office:value-type="float" office:value="0.388289819163524" calcext:value-type="float">
            <text:p>0.3882898192</text:p>
          </table:table-cell>
          <table:table-cell table:formula="of:=[.O39]/SUM([.$N39:.$O39])" office:value-type="float" office:value="0.611710180836476" calcext:value-type="float">
            <text:p>0.61171018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3" table:formula="of:=1-SUM([.D40:.F40])" office:value-type="float" office:value="0.55" calcext:value-type="float">
            <text:p>0.55</text:p>
          </table:table-cell>
          <table:table-cell table:formula="of:=IF(MOD(ROW(); 2)=MOD(COLUMN();2); [.$Q40]*[.$Q40] + [.$Q40]*(1-[.$Q40])*[.R40]; [.$Q40]*(1-[.$Q40])*[.R40])" office:value-type="float" office:value="0.338979954030196" calcext:value-type="float">
            <text:p>0.338979954</text:p>
          </table:table-cell>
          <table:table-cell table:formula="of:=IF(MOD(ROW(); 2)=MOD(COLUMN();2); [.$Q40]*[.$Q40] + [.$Q40]*(1-[.$Q40])*[.S40]; [.$Q40]*(1-[.$Q40])*[.S40])" office:value-type="float" office:value="0.111020045969804" calcext:value-type="float">
            <text:p>0.11102004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742514439262042" calcext:value-type="float">
            <text:p>0.7425144393</text:p>
          </table:table-cell>
          <table:table-cell table:formula="of:=RAND()" office:value-type="float" office:value="0.604000695676352" calcext:value-type="float">
            <text:p>0.6040006957</text:p>
          </table:table-cell>
          <table:table-cell/>
          <table:table-cell table:formula="of:=[.Q39]" office:value-type="float" office:value="0.45" calcext:value-type="float">
            <text:p>0.45</text:p>
          </table:table-cell>
          <table:table-cell table:formula="of:=[.N40]/SUM([.$N40:.$O40])" office:value-type="float" office:value="0.551434157697762" calcext:value-type="float">
            <text:p>0.5514341577</text:p>
          </table:table-cell>
          <table:table-cell table:formula="of:=[.O40]/SUM([.$N40:.$O40])" office:value-type="float" office:value="0.448565842302238" calcext:value-type="float">
            <text:p>0.44856584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3" table:formula="of:=1-SUM([.D41:.F41])" office:value-type="float" office:value="0.5" calcext:value-type="float">
            <text:p>0.5</text:p>
          </table:table-cell>
          <table:table-cell table:formula="of:=IF(MOD(ROW(); 2)=MOD(COLUMN();2); [.$Q41]*[.$Q41] + [.$Q41]*(1-[.$Q41])*[.R41]; [.$Q41]*(1-[.$Q41])*[.R41])" office:value-type="float" office:value="0.097126873958453" calcext:value-type="float">
            <text:p>0.097126874</text:p>
          </table:table-cell>
          <table:table-cell table:formula="of:=IF(MOD(ROW(); 2)=MOD(COLUMN();2); [.$Q41]*[.$Q41] + [.$Q41]*(1-[.$Q41])*[.S41]; [.$Q41]*(1-[.$Q41])*[.S41])" office:value-type="float" office:value="0.402873126041547" calcext:value-type="float">
            <text:p>0.40287312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21427310045349" calcext:value-type="float">
            <text:p>0.52142731</text:p>
          </table:table-cell>
          <table:table-cell table:formula="of:=RAND()" office:value-type="float" office:value="0.820702032726443" calcext:value-type="float">
            <text:p>0.8207020327</text:p>
          </table:table-cell>
          <table:table-cell/>
          <table:table-cell table:formula="of:=[.Q40]+0.05" office:value-type="float" office:value="0.5" calcext:value-type="float">
            <text:p>0.5</text:p>
          </table:table-cell>
          <table:table-cell table:formula="of:=[.N41]/SUM([.$N41:.$O41])" office:value-type="float" office:value="0.388507495833812" calcext:value-type="float">
            <text:p>0.3885074958</text:p>
          </table:table-cell>
          <table:table-cell table:formula="of:=[.O41]/SUM([.$N41:.$O41])" office:value-type="float" office:value="0.611492504166188" calcext:value-type="float">
            <text:p>0.61149250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3" table:formula="of:=1-SUM([.D42:.F42])" office:value-type="float" office:value="0.5" calcext:value-type="float">
            <text:p>0.5</text:p>
          </table:table-cell>
          <table:table-cell table:style-name="ce18" table:formula="of:=IF(MOD(ROW(); 2)=MOD(COLUMN();2); [.$Q42]*[.$Q42] + [.$Q42]*(1-[.$Q42])*[.R42]; [.$Q42]*(1-[.$Q42])*[.R42])" office:value-type="float" office:value="0.494162529813128" calcext:value-type="float">
            <text:p>0.4941625298</text:p>
          </table:table-cell>
          <table:table-cell table:formula="of:=IF(MOD(ROW(); 2)=MOD(COLUMN();2); [.$Q42]*[.$Q42] + [.$Q42]*(1-[.$Q42])*[.S42]; [.$Q42]*(1-[.$Q42])*[.S42])" office:value-type="float" office:value="0.00583747018687184" calcext:value-type="float">
            <text:p>0.0058374702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707321253492908" calcext:value-type="float">
            <text:p>0.7073212535</text:p>
          </table:table-cell>
          <table:table-cell table:formula="of:=RAND()" office:value-type="float" office:value="0.0169107304587883" calcext:value-type="float">
            <text:p>0.0169107305</text:p>
          </table:table-cell>
          <table:table-cell/>
          <table:table-cell table:formula="of:=[.Q41]" office:value-type="float" office:value="0.5" calcext:value-type="float">
            <text:p>0.5</text:p>
          </table:table-cell>
          <table:table-cell table:formula="of:=[.N42]/SUM([.$N42:.$O42])" office:value-type="float" office:value="0.976650119252512" calcext:value-type="float">
            <text:p>0.9766501193</text:p>
          </table:table-cell>
          <table:table-cell table:formula="of:=[.O42]/SUM([.$N42:.$O42])" office:value-type="float" office:value="0.0233498807474874" calcext:value-type="float">
            <text:p>0.02334988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3" table:formula="of:=1-SUM([.D43:.F43])" office:value-type="float" office:value="0.45" calcext:value-type="float">
            <text:p>0.45</text:p>
          </table:table-cell>
          <table:table-cell table:style-name="Default" table:formula="of:=IF(MOD(ROW(); 2)=MOD(COLUMN();2); [.$Q43]*[.$Q43] + [.$Q43]*(1-[.$Q43])*[.R43]; [.$Q43]*(1-[.$Q43])*[.R43])" office:value-type="float" office:value="0.216043720048705" calcext:value-type="float">
            <text:p>0.21604372</text:p>
          </table:table-cell>
          <table:table-cell table:formula="of:=IF(MOD(ROW(); 2)=MOD(COLUMN();2); [.$Q43]*[.$Q43] + [.$Q43]*(1-[.$Q43])*[.S43]; [.$Q43]*(1-[.$Q43])*[.S43])" office:value-type="float" office:value="0.333956279951295" calcext:value-type="float">
            <text:p>0.33395628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289971732935603" calcext:value-type="float">
            <text:p>0.2899717329</text:p>
          </table:table-cell>
          <table:table-cell table:formula="of:=RAND()" office:value-type="float" office:value="0.0422203061821384" calcext:value-type="float">
            <text:p>0.0422203062</text:p>
          </table:table-cell>
          <table:table-cell/>
          <table:table-cell table:formula="of:=[.Q42]+0.05" office:value-type="float" office:value="0.55" calcext:value-type="float">
            <text:p>0.55</text:p>
          </table:table-cell>
          <table:table-cell table:formula="of:=[.N43]/SUM([.$N43:.$O43])" office:value-type="float" office:value="0.872903919388707" calcext:value-type="float">
            <text:p>0.8729039194</text:p>
          </table:table-cell>
          <table:table-cell table:formula="of:=[.O43]/SUM([.$N43:.$O43])" office:value-type="float" office:value="0.127096080611293" calcext:value-type="float">
            <text:p>0.12709608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3" table:formula="of:=1-SUM([.D44:.F44])" office:value-type="float" office:value="0.45" calcext:value-type="float">
            <text:p>0.45</text:p>
          </table:table-cell>
          <table:table-cell table:style-name="ce19" table:formula="of:=IF(MOD(ROW(); 2)=MOD(COLUMN();2); [.$Q44]*[.$Q44] + [.$Q44]*(1-[.$Q44])*[.R44]; [.$Q44]*(1-[.$Q44])*[.R44])" office:value-type="float" office:value="0.382634716895572" calcext:value-type="float">
            <text:p>0.3826347169</text:p>
          </table:table-cell>
          <table:table-cell table:formula="of:=IF(MOD(ROW(); 2)=MOD(COLUMN();2); [.$Q44]*[.$Q44] + [.$Q44]*(1-[.$Q44])*[.S44]; [.$Q44]*(1-[.$Q44])*[.S44])" office:value-type="float" office:value="0.167365283104428" calcext:value-type="float">
            <text:p>0.167365283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460094618514558" calcext:value-type="float">
            <text:p>0.4600946185</text:p>
          </table:table-cell>
          <table:table-cell table:formula="of:=RAND()" office:value-type="float" office:value="0.960930156936356" calcext:value-type="float">
            <text:p>0.9609301569</text:p>
          </table:table-cell>
          <table:table-cell/>
          <table:table-cell table:formula="of:=[.Q43]" office:value-type="float" office:value="0.55" calcext:value-type="float">
            <text:p>0.55</text:p>
          </table:table-cell>
          <table:table-cell table:formula="of:=[.N44]/SUM([.$N44:.$O44])" office:value-type="float" office:value="0.323776633921504" calcext:value-type="float">
            <text:p>0.3237766339</text:p>
          </table:table-cell>
          <table:table-cell table:formula="of:=[.O44]/SUM([.$N44:.$O44])" office:value-type="float" office:value="0.676223366078496" calcext:value-type="float">
            <text:p>0.67622336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3" table:formula="of:=1-SUM([.D45:.F45])" office:value-type="float" office:value="0.4" calcext:value-type="float">
            <text:p>0.4</text:p>
          </table:table-cell>
          <table:table-cell table:style-name="ce19" table:formula="of:=IF(MOD(ROW(); 2)=MOD(COLUMN();2); [.$Q45]*[.$Q45] + [.$Q45]*(1-[.$Q45])*[.R45]; [.$Q45]*(1-[.$Q45])*[.R45])" office:value-type="float" office:value="0.117569651441612" calcext:value-type="float">
            <text:p>0.1175696514</text:p>
          </table:table-cell>
          <table:table-cell table:formula="of:=IF(MOD(ROW(); 2)=MOD(COLUMN();2); [.$Q45]*[.$Q45] + [.$Q45]*(1-[.$Q45])*[.S45]; [.$Q45]*(1-[.$Q45])*[.S45])" office:value-type="float" office:value="0.482430348558388" calcext:value-type="float">
            <text:p>0.482430348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0964153453995351" calcext:value-type="float">
            <text:p>0.0964153454</text:p>
          </table:table-cell>
          <table:table-cell table:formula="of:=RAND()" office:value-type="float" office:value="0.100401457339564" calcext:value-type="float">
            <text:p>0.1004014573</text:p>
          </table:table-cell>
          <table:table-cell/>
          <table:table-cell table:formula="of:=[.Q44]+0.05" office:value-type="float" office:value="0.6" calcext:value-type="float">
            <text:p>0.6</text:p>
          </table:table-cell>
          <table:table-cell table:formula="of:=[.N45]/SUM([.$N45:.$O45])" office:value-type="float" office:value="0.489873547673383" calcext:value-type="float">
            <text:p>0.4898735477</text:p>
          </table:table-cell>
          <table:table-cell table:formula="of:=[.O45]/SUM([.$N45:.$O45])" office:value-type="float" office:value="0.510126452326617" calcext:value-type="float">
            <text:p>0.51012645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3" table:formula="of:=1-SUM([.D46:.F46])" office:value-type="float" office:value="0.4" calcext:value-type="float">
            <text:p>0.4</text:p>
          </table:table-cell>
          <table:table-cell table:style-name="ce19" table:formula="of:=IF(MOD(ROW(); 2)=MOD(COLUMN();2); [.$Q46]*[.$Q46] + [.$Q46]*(1-[.$Q46])*[.R46]; [.$Q46]*(1-[.$Q46])*[.R46])" office:value-type="float" office:value="0.506012084944186" calcext:value-type="float">
            <text:p>0.5060120849</text:p>
          </table:table-cell>
          <table:table-cell table:formula="of:=IF(MOD(ROW(); 2)=MOD(COLUMN();2); [.$Q46]*[.$Q46] + [.$Q46]*(1-[.$Q46])*[.S46]; [.$Q46]*(1-[.$Q46])*[.S46])" office:value-type="float" office:value="0.0939879150558139" calcext:value-type="float">
            <text:p>0.093987915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80671055216336" calcext:value-type="float">
            <text:p>0.8067105522</text:p>
          </table:table-cell>
          <table:table-cell table:formula="of:=RAND()" office:value-type="float" office:value="0.51927922870454" calcext:value-type="float">
            <text:p>0.5192792287</text:p>
          </table:table-cell>
          <table:table-cell/>
          <table:table-cell table:formula="of:=[.Q45]" office:value-type="float" office:value="0.6" calcext:value-type="float">
            <text:p>0.6</text:p>
          </table:table-cell>
          <table:table-cell table:formula="of:=[.N46]/SUM([.$N46:.$O46])" office:value-type="float" office:value="0.608383687267442" calcext:value-type="float">
            <text:p>0.6083836873</text:p>
          </table:table-cell>
          <table:table-cell table:formula="of:=[.O46]/SUM([.$N46:.$O46])" office:value-type="float" office:value="0.391616312732558" calcext:value-type="float">
            <text:p>0.39161631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3" table:formula="of:=1-SUM([.D47:.F47])" office:value-type="float" office:value="0.35" calcext:value-type="float">
            <text:p>0.35</text:p>
          </table:table-cell>
          <table:table-cell table:style-name="ce19" table:formula="of:=IF(MOD(ROW(); 2)=MOD(COLUMN();2); [.$Q47]*[.$Q47] + [.$Q47]*(1-[.$Q47])*[.R47]; [.$Q47]*(1-[.$Q47])*[.R47])" office:value-type="float" office:value="0.170775507946268" calcext:value-type="float">
            <text:p>0.1707755079</text:p>
          </table:table-cell>
          <table:table-cell table:formula="of:=IF(MOD(ROW(); 2)=MOD(COLUMN();2); [.$Q47]*[.$Q47] + [.$Q47]*(1-[.$Q47])*[.S47]; [.$Q47]*(1-[.$Q47])*[.S47])" office:value-type="float" office:value="0.479224492053733" calcext:value-type="float">
            <text:p>0.479224492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461210525402735" calcext:value-type="float">
            <text:p>0.4612105254</text:p>
          </table:table-cell>
          <table:table-cell table:formula="of:=RAND()" office:value-type="float" office:value="0.153194876115004" calcext:value-type="float">
            <text:p>0.1531948761</text:p>
          </table:table-cell>
          <table:table-cell/>
          <table:table-cell table:formula="of:=[.Q46]+0.05" office:value-type="float" office:value="0.65" calcext:value-type="float">
            <text:p>0.65</text:p>
          </table:table-cell>
          <table:table-cell table:formula="of:=[.N47]/SUM([.$N47:.$O47])" office:value-type="float" office:value="0.750661573390187" calcext:value-type="float">
            <text:p>0.7506615734</text:p>
          </table:table-cell>
          <table:table-cell table:formula="of:=[.O47]/SUM([.$N47:.$O47])" office:value-type="float" office:value="0.249338426609813" calcext:value-type="float">
            <text:p>0.2493384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13" table:formula="of:=1-SUM([.D48:.F48])" office:value-type="float" office:value="0.35" calcext:value-type="float">
            <text:p>0.35</text:p>
          </table:table-cell>
          <table:table-cell table:style-name="ce19" table:formula="of:=IF(MOD(ROW(); 2)=MOD(COLUMN();2); [.$Q48]*[.$Q48] + [.$Q48]*(1-[.$Q48])*[.R48]; [.$Q48]*(1-[.$Q48])*[.R48])" office:value-type="float" office:value="0.563872249695746" calcext:value-type="float">
            <text:p>0.5638722497</text:p>
          </table:table-cell>
          <table:table-cell table:formula="of:=IF(MOD(ROW(); 2)=MOD(COLUMN();2); [.$Q48]*[.$Q48] + [.$Q48]*(1-[.$Q48])*[.S48]; [.$Q48]*(1-[.$Q48])*[.S48])" office:value-type="float" office:value="0.0861277503042538" calcext:value-type="float">
            <text:p>0.0861277503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716308280976318" calcext:value-type="float">
            <text:p>0.716308281</text:p>
          </table:table-cell>
          <table:table-cell table:formula="of:=RAND()" office:value-type="float" office:value="0.43639413603145" calcext:value-type="float">
            <text:p>0.436394136</text:p>
          </table:table-cell>
          <table:table-cell/>
          <table:table-cell table:formula="of:=[.Q47]" office:value-type="float" office:value="0.65" calcext:value-type="float">
            <text:p>0.65</text:p>
          </table:table-cell>
          <table:table-cell table:formula="of:=[.N48]/SUM([.$N48:.$O48])" office:value-type="float" office:value="0.621416482179104" calcext:value-type="float">
            <text:p>0.6214164822</text:p>
          </table:table-cell>
          <table:table-cell table:formula="of:=[.O48]/SUM([.$N48:.$O48])" office:value-type="float" office:value="0.378583517820896" calcext:value-type="float">
            <text:p>0.37858351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13" table:formula="of:=1-SUM([.D49:.F49])" office:value-type="float" office:value="0.3" calcext:value-type="float">
            <text:p>0.3</text:p>
          </table:table-cell>
          <table:table-cell table:style-name="ce19" table:formula="of:=IF(MOD(ROW(); 2)=MOD(COLUMN();2); [.$Q49]*[.$Q49] + [.$Q49]*(1-[.$Q49])*[.R49]; [.$Q49]*(1-[.$Q49])*[.R49])" office:value-type="float" office:value="0.146689219441205" calcext:value-type="float">
            <text:p>0.1466892194</text:p>
          </table:table-cell>
          <table:table-cell table:formula="of:=IF(MOD(ROW(); 2)=MOD(COLUMN();2); [.$Q49]*[.$Q49] + [.$Q49]*(1-[.$Q49])*[.S49]; [.$Q49]*(1-[.$Q49])*[.S49])" office:value-type="float" office:value="0.553310780558795" calcext:value-type="float">
            <text:p>0.553310780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637832466004714" calcext:value-type="float">
            <text:p>0.637832466</text:p>
          </table:table-cell>
          <table:table-cell table:formula="of:=RAND()" office:value-type="float" office:value="0.275287246345222" calcext:value-type="float">
            <text:p>0.2752872463</text:p>
          </table:table-cell>
          <table:table-cell/>
          <table:table-cell table:formula="of:=[.Q48]+0.05" office:value-type="float" office:value="0.7" calcext:value-type="float">
            <text:p>0.7</text:p>
          </table:table-cell>
          <table:table-cell table:formula="of:=[.N49]/SUM([.$N49:.$O49])" office:value-type="float" office:value="0.698520092577167" calcext:value-type="float">
            <text:p>0.6985200926</text:p>
          </table:table-cell>
          <table:table-cell table:formula="of:=[.O49]/SUM([.$N49:.$O49])" office:value-type="float" office:value="0.301479907422833" calcext:value-type="float">
            <text:p>0.30147990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3" table:formula="of:=1-SUM([.D50:.F50])" office:value-type="float" office:value="0.3" calcext:value-type="float">
            <text:p>0.3</text:p>
          </table:table-cell>
          <table:table-cell table:style-name="ce19" table:formula="of:=IF(MOD(ROW(); 2)=MOD(COLUMN();2); [.$Q50]*[.$Q50] + [.$Q50]*(1-[.$Q50])*[.R50]; [.$Q50]*(1-[.$Q50])*[.R50])" office:value-type="float" office:value="0.597711599893395" calcext:value-type="float">
            <text:p>0.5977115999</text:p>
          </table:table-cell>
          <table:table-cell table:formula="of:=IF(MOD(ROW(); 2)=MOD(COLUMN();2); [.$Q50]*[.$Q50] + [.$Q50]*(1-[.$Q50])*[.S50]; [.$Q50]*(1-[.$Q50])*[.S50])" office:value-type="float" office:value="0.102288400106605" calcext:value-type="float">
            <text:p>0.102288400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718621540584974" calcext:value-type="float">
            <text:p>0.7186215406</text:p>
          </table:table-cell>
          <table:table-cell table:formula="of:=RAND()" office:value-type="float" office:value="0.6824394748693" calcext:value-type="float">
            <text:p>0.6824394749</text:p>
          </table:table-cell>
          <table:table-cell/>
          <table:table-cell table:formula="of:=[.Q49]" office:value-type="float" office:value="0.7" calcext:value-type="float">
            <text:p>0.7</text:p>
          </table:table-cell>
          <table:table-cell table:formula="of:=[.N50]/SUM([.$N50:.$O50])" office:value-type="float" office:value="0.512912380444739" calcext:value-type="float">
            <text:p>0.5129123804</text:p>
          </table:table-cell>
          <table:table-cell table:formula="of:=[.O50]/SUM([.$N50:.$O50])" office:value-type="float" office:value="0.487087619555262" calcext:value-type="float">
            <text:p>0.48708761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3" table:formula="of:=1-SUM([.D51:.F51])" office:value-type="float" office:value="0.25" calcext:value-type="float">
            <text:p>0.25</text:p>
          </table:table-cell>
          <table:table-cell table:style-name="ce19" table:formula="of:=IF(MOD(ROW(); 2)=MOD(COLUMN();2); [.$Q51]*[.$Q51] + [.$Q51]*(1-[.$Q51])*[.R51]; [.$Q51]*(1-[.$Q51])*[.R51])" office:value-type="float" office:value="0.0868830911564439" calcext:value-type="float">
            <text:p>0.0868830912</text:p>
          </table:table-cell>
          <table:table-cell table:formula="of:=IF(MOD(ROW(); 2)=MOD(COLUMN();2); [.$Q51]*[.$Q51] + [.$Q51]*(1-[.$Q51])*[.S51]; [.$Q51]*(1-[.$Q51])*[.S51])" office:value-type="float" office:value="0.663116908843556" calcext:value-type="float">
            <text:p>0.6631169088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859661355821975" calcext:value-type="float">
            <text:p>0.8596613558</text:p>
          </table:table-cell>
          <table:table-cell table:formula="of:=RAND()" office:value-type="float" office:value="0.995550079120916" calcext:value-type="float">
            <text:p>0.9955500791</text:p>
          </table:table-cell>
          <table:table-cell/>
          <table:table-cell table:formula="of:=[.Q50]+0.05" office:value-type="float" office:value="0.75" calcext:value-type="float">
            <text:p>0.75</text:p>
          </table:table-cell>
          <table:table-cell table:formula="of:=[.N51]/SUM([.$N51:.$O51])" office:value-type="float" office:value="0.463376486167701" calcext:value-type="float">
            <text:p>0.4633764862</text:p>
          </table:table-cell>
          <table:table-cell table:formula="of:=[.O51]/SUM([.$N51:.$O51])" office:value-type="float" office:value="0.536623513832299" calcext:value-type="float">
            <text:p>0.53662351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13" table:formula="of:=1-SUM([.D52:.F52])" office:value-type="float" office:value="0.25" calcext:value-type="float">
            <text:p>0.25</text:p>
          </table:table-cell>
          <table:table-cell table:style-name="ce19" table:formula="of:=IF(MOD(ROW(); 2)=MOD(COLUMN();2); [.$Q52]*[.$Q52] + [.$Q52]*(1-[.$Q52])*[.R52]; [.$Q52]*(1-[.$Q52])*[.R52])" office:value-type="float" office:value="0.620248882147844" calcext:value-type="float">
            <text:p>0.6202488821</text:p>
          </table:table-cell>
          <table:table-cell table:formula="of:=IF(MOD(ROW(); 2)=MOD(COLUMN();2); [.$Q52]*[.$Q52] + [.$Q52]*(1-[.$Q52])*[.S52]; [.$Q52]*(1-[.$Q52])*[.S52])" office:value-type="float" office:value="0.129751117852156" calcext:value-type="float">
            <text:p>0.1297511179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128105441891743" calcext:value-type="float">
            <text:p>0.1281054419</text:p>
          </table:table-cell>
          <table:table-cell table:formula="of:=RAND()" office:value-type="float" office:value="0.287829368642049" calcext:value-type="float">
            <text:p>0.2878293686</text:p>
          </table:table-cell>
          <table:table-cell/>
          <table:table-cell table:formula="of:=[.Q51]" office:value-type="float" office:value="0.75" calcext:value-type="float">
            <text:p>0.75</text:p>
          </table:table-cell>
          <table:table-cell table:formula="of:=[.N52]/SUM([.$N52:.$O52])" office:value-type="float" office:value="0.307994038121835" calcext:value-type="float">
            <text:p>0.3079940381</text:p>
          </table:table-cell>
          <table:table-cell table:formula="of:=[.O52]/SUM([.$N52:.$O52])" office:value-type="float" office:value="0.692005961878165" calcext:value-type="float">
            <text:p>0.6920059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13" table:formula="of:=1-SUM([.D53:.F53])" office:value-type="float" office:value="0.2" calcext:value-type="float">
            <text:p>0.2</text:p>
          </table:table-cell>
          <table:table-cell table:style-name="ce19" table:formula="of:=IF(MOD(ROW(); 2)=MOD(COLUMN();2); [.$Q53]*[.$Q53] + [.$Q53]*(1-[.$Q53])*[.R53]; [.$Q53]*(1-[.$Q53])*[.R53])" office:value-type="float" office:value="0.0549983965968707" calcext:value-type="float">
            <text:p>0.0549983966</text:p>
          </table:table-cell>
          <table:table-cell table:formula="of:=IF(MOD(ROW(); 2)=MOD(COLUMN();2); [.$Q53]*[.$Q53] + [.$Q53]*(1-[.$Q53])*[.S53]; [.$Q53]*(1-[.$Q53])*[.S53])" office:value-type="float" office:value="0.74500160340313" calcext:value-type="float">
            <text:p>0.7450016034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178488873418649" calcext:value-type="float">
            <text:p>0.1784888734</text:p>
          </table:table-cell>
          <table:table-cell table:formula="of:=RAND()" office:value-type="float" office:value="0.340766623360847" calcext:value-type="float">
            <text:p>0.3407666234</text:p>
          </table:table-cell>
          <table:table-cell/>
          <table:table-cell table:formula="of:=[.Q52]+0.05" office:value-type="float" office:value="0.8" calcext:value-type="float">
            <text:p>0.8</text:p>
          </table:table-cell>
          <table:table-cell table:formula="of:=[.N53]/SUM([.$N53:.$O53])" office:value-type="float" office:value="0.343739978730442" calcext:value-type="float">
            <text:p>0.3437399787</text:p>
          </table:table-cell>
          <table:table-cell table:formula="of:=[.O53]/SUM([.$N53:.$O53])" office:value-type="float" office:value="0.656260021269558" calcext:value-type="float">
            <text:p>0.6562600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3" table:formula="of:=1-SUM([.D54:.F54])" office:value-type="float" office:value="0.2" calcext:value-type="float">
            <text:p>0.2</text:p>
          </table:table-cell>
          <table:table-cell table:style-name="ce19" table:formula="of:=IF(MOD(ROW(); 2)=MOD(COLUMN();2); [.$Q54]*[.$Q54] + [.$Q54]*(1-[.$Q54])*[.R54]; [.$Q54]*(1-[.$Q54])*[.R54])" office:value-type="float" office:value="0.695931366355124" calcext:value-type="float">
            <text:p>0.6959313664</text:p>
          </table:table-cell>
          <table:table-cell table:formula="of:=IF(MOD(ROW(); 2)=MOD(COLUMN();2); [.$Q54]*[.$Q54] + [.$Q54]*(1-[.$Q54])*[.S54]; [.$Q54]*(1-[.$Q54])*[.S54])" office:value-type="float" office:value="0.104068633644876" calcext:value-type="float">
            <text:p>0.1040686336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297003664554212" calcext:value-type="float">
            <text:p>0.2970036646</text:p>
          </table:table-cell>
          <table:table-cell table:formula="of:=RAND()" office:value-type="float" office:value="0.552619533043944" calcext:value-type="float">
            <text:p>0.552619533</text:p>
          </table:table-cell>
          <table:table-cell/>
          <table:table-cell table:formula="of:=[.Q53]" office:value-type="float" office:value="0.8" calcext:value-type="float">
            <text:p>0.8</text:p>
          </table:table-cell>
          <table:table-cell table:formula="of:=[.N54]/SUM([.$N54:.$O54])" office:value-type="float" office:value="0.349571039719522" calcext:value-type="float">
            <text:p>0.3495710397</text:p>
          </table:table-cell>
          <table:table-cell table:formula="of:=[.O54]/SUM([.$N54:.$O54])" office:value-type="float" office:value="0.650428960280478" calcext:value-type="float">
            <text:p>0.65042896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3" table:formula="of:=1-SUM([.D55:.F55])" office:value-type="float" office:value="0.15" calcext:value-type="float">
            <text:p>0.15</text:p>
          </table:table-cell>
          <table:table-cell table:style-name="ce19" table:formula="of:=IF(MOD(ROW(); 2)=MOD(COLUMN();2); [.$Q55]*[.$Q55] + [.$Q55]*(1-[.$Q55])*[.R55]; [.$Q55]*(1-[.$Q55])*[.R55])" office:value-type="float" office:value="0.0482062099273568" calcext:value-type="float">
            <text:p>0.0482062099</text:p>
          </table:table-cell>
          <table:table-cell table:formula="of:=IF(MOD(ROW(); 2)=MOD(COLUMN();2); [.$Q55]*[.$Q55] + [.$Q55]*(1-[.$Q55])*[.S55]; [.$Q55]*(1-[.$Q55])*[.S55])" office:value-type="float" office:value="0.801793790072643" calcext:value-type="float">
            <text:p>0.801793790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43749061323758" calcext:value-type="float">
            <text:p>0.5437490613</text:p>
          </table:table-cell>
          <table:table-cell table:formula="of:=RAND()" office:value-type="float" office:value="0.894406010880658" calcext:value-type="float">
            <text:p>0.8944060109</text:p>
          </table:table-cell>
          <table:table-cell/>
          <table:table-cell table:formula="of:=[.Q54]+0.05" office:value-type="float" office:value="0.85" calcext:value-type="float">
            <text:p>0.85</text:p>
          </table:table-cell>
          <table:table-cell table:formula="of:=[.N55]/SUM([.$N55:.$O55])" office:value-type="float" office:value="0.378087920998877" calcext:value-type="float">
            <text:p>0.378087921</text:p>
          </table:table-cell>
          <table:table-cell table:formula="of:=[.O55]/SUM([.$N55:.$O55])" office:value-type="float" office:value="0.621912079001123" calcext:value-type="float">
            <text:p>0.621912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3" table:formula="of:=1-SUM([.D56:.F56])" office:value-type="float" office:value="0.15" calcext:value-type="float">
            <text:p>0.15</text:p>
          </table:table-cell>
          <table:table-cell table:style-name="ce19" table:formula="of:=IF(MOD(ROW(); 2)=MOD(COLUMN();2); [.$Q56]*[.$Q56] + [.$Q56]*(1-[.$Q56])*[.R56]; [.$Q56]*(1-[.$Q56])*[.R56])" office:value-type="float" office:value="0.761660949167125" calcext:value-type="float">
            <text:p>0.7616609492</text:p>
          </table:table-cell>
          <table:table-cell table:formula="of:=IF(MOD(ROW(); 2)=MOD(COLUMN();2); [.$Q56]*[.$Q56] + [.$Q56]*(1-[.$Q56])*[.S56]; [.$Q56]*(1-[.$Q56])*[.S56])" office:value-type="float" office:value="0.088339050832875" calcext:value-type="float">
            <text:p>0.0883390508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422983664243892" calcext:value-type="float">
            <text:p>0.4229836642</text:p>
          </table:table-cell>
          <table:table-cell table:formula="of:=RAND()" office:value-type="float" office:value="0.954164191926307" calcext:value-type="float">
            <text:p>0.9541641919</text:p>
          </table:table-cell>
          <table:table-cell/>
          <table:table-cell table:formula="of:=[.Q55]" office:value-type="float" office:value="0.85" calcext:value-type="float">
            <text:p>0.85</text:p>
          </table:table-cell>
          <table:table-cell table:formula="of:=[.N56]/SUM([.$N56:.$O56])" office:value-type="float" office:value="0.307144699349999" calcext:value-type="float">
            <text:p>0.3071446994</text:p>
          </table:table-cell>
          <table:table-cell table:formula="of:=[.O56]/SUM([.$N56:.$O56])" office:value-type="float" office:value="0.692855300650001" calcext:value-type="float">
            <text:p>0.69285530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13" table:formula="of:=1-SUM([.D57:.F57])" office:value-type="float" office:value="0.0999999999999999" calcext:value-type="float">
            <text:p>0.1</text:p>
          </table:table-cell>
          <table:table-cell table:style-name="ce19" table:formula="of:=IF(MOD(ROW(); 2)=MOD(COLUMN();2); [.$Q57]*[.$Q57] + [.$Q57]*(1-[.$Q57])*[.R57]; [.$Q57]*(1-[.$Q57])*[.R57])" office:value-type="float" office:value="0.058681332586551" calcext:value-type="float">
            <text:p>0.0586813326</text:p>
          </table:table-cell>
          <table:table-cell table:formula="of:=IF(MOD(ROW(); 2)=MOD(COLUMN();2); [.$Q57]*[.$Q57] + [.$Q57]*(1-[.$Q57])*[.S57]; [.$Q57]*(1-[.$Q57])*[.S57])" office:value-type="float" office:value="0.841318667413449" calcext:value-type="float">
            <text:p>0.8413186674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640574281021778" calcext:value-type="float">
            <text:p>0.640574281</text:p>
          </table:table-cell>
          <table:table-cell table:formula="of:=RAND()" office:value-type="float" office:value="0.341879299202011" calcext:value-type="float">
            <text:p>0.3418792992</text:p>
          </table:table-cell>
          <table:table-cell/>
          <table:table-cell table:formula="of:=[.Q56]+0.05" office:value-type="float" office:value="0.9" calcext:value-type="float">
            <text:p>0.9</text:p>
          </table:table-cell>
          <table:table-cell table:formula="of:=[.N57]/SUM([.$N57:.$O57])" office:value-type="float" office:value="0.652014806517235" calcext:value-type="float">
            <text:p>0.6520148065</text:p>
          </table:table-cell>
          <table:table-cell table:formula="of:=[.O57]/SUM([.$N57:.$O57])" office:value-type="float" office:value="0.347985193482766" calcext:value-type="float">
            <text:p>0.34798519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13" table:formula="of:=1-SUM([.D58:.F58])" office:value-type="float" office:value="0.0999999999999999" calcext:value-type="float">
            <text:p>0.1</text:p>
          </table:table-cell>
          <table:table-cell table:style-name="ce19" table:formula="of:=IF(MOD(ROW(); 2)=MOD(COLUMN();2); [.$Q58]*[.$Q58] + [.$Q58]*(1-[.$Q58])*[.R58]; [.$Q58]*(1-[.$Q58])*[.R58])" office:value-type="float" office:value="0.841567225664976" calcext:value-type="float">
            <text:p>0.8415672257</text:p>
          </table:table-cell>
          <table:table-cell table:formula="of:=IF(MOD(ROW(); 2)=MOD(COLUMN();2); [.$Q58]*[.$Q58] + [.$Q58]*(1-[.$Q58])*[.S58]; [.$Q58]*(1-[.$Q58])*[.S58])" office:value-type="float" office:value="0.0584327743350243" calcext:value-type="float">
            <text:p>0.0584327743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412738829097979" calcext:value-type="float">
            <text:p>0.4127388291</text:p>
          </table:table-cell>
          <table:table-cell table:formula="of:=RAND()" office:value-type="float" office:value="0.764003625657328" calcext:value-type="float">
            <text:p>0.7640036257</text:p>
          </table:table-cell>
          <table:table-cell/>
          <table:table-cell table:formula="of:=[.Q57]" office:value-type="float" office:value="0.9" calcext:value-type="float">
            <text:p>0.9</text:p>
          </table:table-cell>
          <table:table-cell table:formula="of:=[.N58]/SUM([.$N58:.$O58])" office:value-type="float" office:value="0.350746951833062" calcext:value-type="float">
            <text:p>0.3507469518</text:p>
          </table:table-cell>
          <table:table-cell table:formula="of:=[.O58]/SUM([.$N58:.$O58])" office:value-type="float" office:value="0.649253048166938" calcext:value-type="float">
            <text:p>0.64925304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13" table:formula="of:=1-SUM([.D59:.F59])" office:value-type="float" office:value="0.0499999999999997" calcext:value-type="float">
            <text:p>0.05</text:p>
          </table:table-cell>
          <table:table-cell table:style-name="ce19" table:formula="of:=IF(MOD(ROW(); 2)=MOD(COLUMN();2); [.$Q59]*[.$Q59] + [.$Q59]*(1-[.$Q59])*[.R59]; [.$Q59]*(1-[.$Q59])*[.R59])" office:value-type="float" office:value="0.042056676900228" calcext:value-type="float">
            <text:p>0.0420566769</text:p>
          </table:table-cell>
          <table:table-cell table:formula="of:=IF(MOD(ROW(); 2)=MOD(COLUMN();2); [.$Q59]*[.$Q59] + [.$Q59]*(1-[.$Q59])*[.S59]; [.$Q59]*(1-[.$Q59])*[.S59])" office:value-type="float" office:value="0.907943323099772" calcext:value-type="float">
            <text:p>0.907943323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982886038395948" calcext:value-type="float">
            <text:p>0.9828860384</text:p>
          </table:table-cell>
          <table:table-cell table:formula="of:=RAND()" office:value-type="float" office:value="0.127213243450881" calcext:value-type="float">
            <text:p>0.1272132435</text:p>
          </table:table-cell>
          <table:table-cell/>
          <table:table-cell table:formula="of:=[.Q58]+0.05" office:value-type="float" office:value="0.95" calcext:value-type="float">
            <text:p>0.95</text:p>
          </table:table-cell>
          <table:table-cell table:formula="of:=[.N59]/SUM([.$N59:.$O59])" office:value-type="float" office:value="0.885403724215332" calcext:value-type="float">
            <text:p>0.8854037242</text:p>
          </table:table-cell>
          <table:table-cell table:formula="of:=[.O59]/SUM([.$N59:.$O59])" office:value-type="float" office:value="0.114596275784668" calcext:value-type="float">
            <text:p>0.11459627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1-SUM([.D60:.F60])" office:value-type="float" office:value="0.0499999999999998" calcext:value-type="float">
            <text:p>0.05</text:p>
          </table:table-cell>
          <table:table-cell table:style-name="ce19" table:formula="of:=IF(MOD(ROW(); 2)=MOD(COLUMN();2); [.$Q60]*[.$Q60] + [.$Q60]*(1-[.$Q60])*[.R60]; [.$Q60]*(1-[.$Q60])*[.R60])" office:value-type="float" office:value="0.922352463508637" calcext:value-type="float">
            <text:p>0.9223524635</text:p>
          </table:table-cell>
          <table:table-cell table:formula="of:=IF(MOD(ROW(); 2)=MOD(COLUMN();2); [.$Q60]*[.$Q60] + [.$Q60]*(1-[.$Q60])*[.S60]; [.$Q60]*(1-[.$Q60])*[.S60])" office:value-type="float" office:value="0.0276475364913633" calcext:value-type="float">
            <text:p>0.0276475365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556839536584852" calcext:value-type="float">
            <text:p>0.5568395366</text:p>
          </table:table-cell>
          <table:table-cell table:formula="of:=RAND()" office:value-type="float" office:value="0.775482669990354" calcext:value-type="float">
            <text:p>0.77548267</text:p>
          </table:table-cell>
          <table:table-cell/>
          <table:table-cell table:formula="of:=[.Q59]" office:value-type="float" office:value="0.95" calcext:value-type="float">
            <text:p>0.95</text:p>
          </table:table-cell>
          <table:table-cell table:formula="of:=[.N60]/SUM([.$N60:.$O60])" office:value-type="float" office:value="0.417946600181823" calcext:value-type="float">
            <text:p>0.4179466002</text:p>
          </table:table-cell>
          <table:table-cell table:formula="of:=[.O60]/SUM([.$N60:.$O60])" office:value-type="float" office:value="0.582053399818177" calcext:value-type="float">
            <text:p>0.58205339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1-SUM([.D61:.F61])" office:value-type="float" office:value="0" calcext:value-type="float">
            <text:p>0</text:p>
          </table:table-cell>
          <table:table-cell table:style-name="ce19" table:formula="of:=IF(MOD(ROW(); 2)=MOD(COLUMN();2); [.$Q61]*[.$Q61] + [.$Q61]*(1-[.$Q61])*[.R61]; [.$Q61]*(1-[.$Q61])*[.R61])" office:value-type="float" office:value="0" calcext:value-type="float">
            <text:p>0</text:p>
          </table:table-cell>
          <table:table-cell table:formula="of:=IF(MOD(ROW(); 2)=MOD(COLUMN();2); [.$Q61]*[.$Q61] + [.$Q61]*(1-[.$Q61])*[.S61]; [.$Q61]*(1-[.$Q61])*[.S61])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343471296311563" calcext:value-type="float">
            <text:p>0.3434712963</text:p>
          </table:table-cell>
          <table:table-cell table:formula="of:=RAND()" office:value-type="float" office:value="0.601116538485811" calcext:value-type="float">
            <text:p>0.6011165385</text:p>
          </table:table-cell>
          <table:table-cell/>
          <table:table-cell table:formula="of:=[.Q60]+0.05" office:value-type="float" office:value="1" calcext:value-type="float">
            <text:p>1</text:p>
          </table:table-cell>
          <table:table-cell table:formula="of:=[.N61]/SUM([.$N61:.$O61])" office:value-type="float" office:value="0.363620283533761" calcext:value-type="float">
            <text:p>0.3636202835</text:p>
          </table:table-cell>
          <table:table-cell table:formula="of:=[.O61]/SUM([.$N61:.$O61])" office:value-type="float" office:value="0.636379716466238" calcext:value-type="float">
            <text:p>0.63637971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1-SUM([.D62:.F62])" office:value-type="float" office:value="0" calcext:value-type="float">
            <text:p>0</text:p>
          </table:table-cell>
          <table:table-cell table:style-name="ce19" table:formula="of:=IF(MOD(ROW(); 2)=MOD(COLUMN();2); [.$Q62]*[.$Q62] + [.$Q62]*(1-[.$Q62])*[.R62]; [.$Q62]*(1-[.$Q62])*[.R62])" office:value-type="float" office:value="1" calcext:value-type="float">
            <text:p>1</text:p>
          </table:table-cell>
          <table:table-cell table:formula="of:=IF(MOD(ROW(); 2)=MOD(COLUMN();2); [.$Q62]*[.$Q62] + [.$Q62]*(1-[.$Q62])*[.S62]; [.$Q62]*(1-[.$Q62])*[.S62])" office:value-type="float" office:value="0" calcext:value-type="float">
            <text:p>0</text:p>
          </table:table-cell>
          <table:table-cell table:number-columns-repeated="2"/>
          <table:table-cell table:style-name="ce27"/>
          <table:table-cell table:number-columns-repeated="5"/>
          <table:table-cell table:formula="of:=RAND()" office:value-type="float" office:value="0.189855100643292" calcext:value-type="float">
            <text:p>0.1898551006</text:p>
          </table:table-cell>
          <table:table-cell table:formula="of:=RAND()" office:value-type="float" office:value="0.522640928671873" calcext:value-type="float">
            <text:p>0.5226409287</text:p>
          </table:table-cell>
          <table:table-cell/>
          <table:table-cell table:formula="of:=[.Q61]" office:value-type="float" office:value="1" calcext:value-type="float">
            <text:p>1</text:p>
          </table:table-cell>
          <table:table-cell table:formula="of:=[.N62]/SUM([.$N62:.$O62])" office:value-type="float" office:value="0.266464784127677" calcext:value-type="float">
            <text:p>0.2664647841</text:p>
          </table:table-cell>
          <table:table-cell table:formula="of:=[.O62]/SUM([.$N62:.$O62])" office:value-type="float" office:value="0.733535215872323" calcext:value-type="float">
            <text:p>0.73353521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19" office:value-type="float" office:value="0.95" calcext:value-type="float">
            <text:p>0.95</text:p>
          </table:table-cell>
          <table:table-cell table:style-name="Default"/>
          <table:table-cell office:value-type="float" office:value="0.0499999999999999" calcext:value-type="float">
            <text:p>0.05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19" office:value-type="float" office:value="0.9" calcext:value-type="float">
            <text:p>0.9</text:p>
          </table:table-cell>
          <table:table-cell table:style-name="Default"/>
          <table:table-cell office:value-type="float" office:value="0.0999999999999999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19" office:value-type="float" office:value="0.85" calcext:value-type="float">
            <text:p>0.85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19" office:value-type="float" office:value="0.8" calcext:value-type="float">
            <text:p>0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19" office:value-type="float" office:value="0.75" calcext:value-type="float">
            <text:p>0.75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19" office:value-type="float" office:value="0.7" calcext:value-type="float">
            <text:p>0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19" office:value-type="float" office:value="0.65" calcext:value-type="float">
            <text:p>0.65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19" office:value-type="float" office:value="0.6" calcext:value-type="float">
            <text:p>0.6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19" office:value-type="float" office:value="0.55" calcext:value-type="float">
            <text:p>0.55</text:p>
          </table:table-cell>
          <table:table-cell table:style-name="Default"/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table:style-name="ce22" office:value-type="float" office:value="0.95" calcext:value-type="float">
            <text:p>0.95</text:p>
          </table:table-cell>
          <table:table-cell table:style-name="ce26"/>
          <table:table-cell table:style-name="ce29" office:value-type="float" office:value="0.0499999999999999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table:style-name="ce22" office:value-type="float" office:value="0.9" calcext:value-type="float">
            <text:p>0.9</text:p>
          </table:table-cell>
          <table:table-cell table:style-name="ce26"/>
          <table:table-cell table:style-name="ce29" office:value-type="float" office:value="0.0999999999999999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table:style-name="ce22" office:value-type="float" office:value="0.85" calcext:value-type="float">
            <text:p>0.85</text:p>
          </table:table-cell>
          <table:table-cell table:style-name="ce26"/>
          <table:table-cell table:style-name="ce29"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table:style-name="ce22" office:value-type="float" office:value="0.8" calcext:value-type="float">
            <text:p>0.8</text:p>
          </table:table-cell>
          <table:table-cell table:style-name="ce26"/>
          <table:table-cell table:style-name="ce29"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table:style-name="ce22" office:value-type="float" office:value="0.75" calcext:value-type="float">
            <text:p>0.75</text:p>
          </table:table-cell>
          <table:table-cell table:style-name="ce26"/>
          <table:table-cell table:style-name="ce29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table:style-name="ce22" office:value-type="float" office:value="0.7" calcext:value-type="float">
            <text:p>0.7</text:p>
          </table:table-cell>
          <table:table-cell table:style-name="ce26"/>
          <table:table-cell table:style-name="ce29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table:style-name="ce22" office:value-type="float" office:value="0.65" calcext:value-type="float">
            <text:p>0.65</text:p>
          </table:table-cell>
          <table:table-cell table:style-name="ce26"/>
          <table:table-cell table:style-name="ce29"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table:style-name="ce22" office:value-type="float" office:value="0.6" calcext:value-type="float">
            <text:p>0.6</text:p>
          </table:table-cell>
          <table:table-cell table:style-name="ce26"/>
          <table:table-cell table:style-name="ce29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table:style-name="ce22" office:value-type="float" office:value="0.55" calcext:value-type="float">
            <text:p>0.55</text:p>
          </table:table-cell>
          <table:table-cell table:style-name="ce26"/>
          <table:table-cell table:style-name="ce29"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table:style-name="ce22" office:value-type="float" office:value="0.5" calcext:value-type="float">
            <text:p>0.5</text:p>
          </table:table-cell>
          <table:table-cell table:style-name="ce26"/>
          <table:table-cell table:style-name="ce29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table:style-name="ce22" office:value-type="float" office:value="0.45" calcext:value-type="float">
            <text:p>0.45</text:p>
          </table:table-cell>
          <table:table-cell table:style-name="ce26"/>
          <table:table-cell table:style-name="ce29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table:style-name="ce22" office:value-type="float" office:value="0.4" calcext:value-type="float">
            <text:p>0.4</text:p>
          </table:table-cell>
          <table:table-cell table:style-name="ce26"/>
          <table:table-cell table:style-name="ce29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table:style-name="ce22" office:value-type="float" office:value="0.35" calcext:value-type="float">
            <text:p>0.35</text:p>
          </table:table-cell>
          <table:table-cell table:style-name="ce26"/>
          <table:table-cell table:style-name="ce29"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table:style-name="ce22" office:value-type="float" office:value="0.3" calcext:value-type="float">
            <text:p>0.3</text:p>
          </table:table-cell>
          <table:table-cell table:style-name="ce26"/>
          <table:table-cell table:style-name="ce29"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table:style-name="ce22" office:value-type="float" office:value="0.25" calcext:value-type="float">
            <text:p>0.25</text:p>
          </table:table-cell>
          <table:table-cell table:style-name="ce26"/>
          <table:table-cell table:style-name="ce29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table:style-name="ce22" office:value-type="float" office:value="0.2" calcext:value-type="float">
            <text:p>0.2</text:p>
          </table:table-cell>
          <table:table-cell table:style-name="ce26"/>
          <table:table-cell table:style-name="ce29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style-name="ce22" office:value-type="float" office:value="0.15" calcext:value-type="float">
            <text:p>0.15</text:p>
          </table:table-cell>
          <table:table-cell table:style-name="ce26"/>
          <table:table-cell table:style-name="ce29"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table:style-name="ce22" office:value-type="float" office:value="0.1" calcext:value-type="float">
            <text:p>0.1</text:p>
          </table:table-cell>
          <table:table-cell table:style-name="ce26"/>
          <table:table-cell table:style-name="ce29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table:style-name="ce22" office:value-type="float" office:value="0.05" calcext:value-type="float">
            <text:p>0.05</text:p>
          </table:table-cell>
          <table:table-cell table:style-name="ce26"/>
          <table:table-cell table:style-name="ce29"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table:style-name="ce22" office:value-type="float" office:value="0" calcext:value-type="float">
            <text:p>0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style-name="ce30"/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1"/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499999999999999" calcext:value-type="float">
            <text:p>0.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999999999999999" calcext:value-type="float">
            <text:p>0.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411">
          <table:table-cell table:number-columns-repeated="19"/>
        </table:table-row>
        <table:table-row table:style-name="ro1" table:number-rows-repeated="18">
          <table:table-cell/>
          <table:table-cell table:style-name="ce8"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ce8"/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cells.B1:cells.M1 cells.B3:cells.B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64:cells.C1048557 cells.C3:cells.C22 cells.C4:cells.C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3:cells.D41 cells.D44:cells.D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06:cells.E1048557 cells.E2:cells.E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05:cells.F1048557 cells.F2:cells.F23 cells.F27:cells.F83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06:cells.G1048557 cells.G2:cells.G83 cells.H23:cells.H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63:cells.H1048557 cells.H2:cells.H2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D2:cells.D2 cells.B4:cells.B4 cells.B6:cells.B6 cells.B8:cells.B8 cells.B10:cells.B10 cells.B12:cells.B12 cells.B14:cells.B14 cells.B16:cells.B16 cells.B18:cells.B18 cells.B20:cells.B20 cells.B22:cells.B22 cells.C3:cells.C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2:cells.C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B2:cells.B2 cells.B4:cells.B4 cells.B6:cells.B6 cells.B8:cells.B8 cells.B10:cells.B10 cells.B12:cells.B12 cells.B14:cells.B14 cells.B16:cells.B16 cells.B18:cells.B18 cells.B20:cells.B20 cells.B22:cells.B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F24:cells.F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44:cells.D7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42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84:cells.E10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G84:cells.G10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C63:cells.C63 cells.C25:cells.C5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F84:cells.F10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05:cells.G125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5:57.564095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6:08.885223827</dc:date>
    <dc:creator>Robrecht Cannoodt</dc:creator>
    <meta:editing-duration>PT4H20M29S</meta:editing-duration>
    <meta:editing-cycles>68</meta:editing-cycles>
    <meta:document-statistic meta:table-count="2" meta:cell-count="725" meta:object-count="0"/>
  </office:meta>
</office:document-meta>
</file>